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Courier10 BT1"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margin-top="0.3cm" fo:margin-bottom="0cm"/>
    </style:style>
    <style:style style:name="P9" style:family="paragraph">
      <style:text-properties style:font-name="Noto Mono" fo:font-size="24pt" style:font-size-asian="24pt" style:font-size-complex="24pt"/>
    </style:style>
    <style:style style:name="P10" style:family="paragraph">
      <style:paragraph-properties fo:margin-top="0.2cm" fo:margin-bottom="0cm"/>
    </style:style>
    <style:style style:name="T1" style:family="text">
      <style:text-properties style:font-name="Courier10 BT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Noto Mono" fo:font-size="24pt" style:font-size-asian="24pt" style:font-size-complex="24pt"/>
    </style:style>
    <style:style style:name="T5" style:family="text">
      <style:text-properties style:font-name="Noto Mono"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设计前后端通信方案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172cm" svg:x="1.4cm" svg:y="0.628cm" presentation:class="title" presentation:user-transformed="true">
          <draw:text-box>
            <text:p>前后端分离</text:p>
          </draw:text-box>
        </draw:frame>
        <draw:frame presentation:style-name="pr5" draw:text-style-name="P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2">早期的</text:span><text:span text:style-name="T2">Web</text:span><text:span text:style-name="T2">开发总是使用模板机制，前端代码耦合在模板标签中，前端写好的页面要交给后台处理，项目的开发维护非常不便。</text:span></text:p>
              </text:list-item>
              <text:list-item>
                <text:p><text:span text:style-name="T2">前后端分离说的是开发过程中以及项目维护中，可以分开进行。前后端通过接口通信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 presentation:user-transformed="true">
          <draw:text-box>
            <text:p>API通信格式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JSON是目前普遍采用的方案，一方面是描述信息的额外数据量比较小。另一方面，在JS中可以直接解析。</text:p>
              </text:list-item>
              <text:list-item>
                <text:p>此外，部分API返回其他格式仍然是可以的，这需要结合实际需求进行具体设计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 presentation:user-transformed="true">
          <draw:text-box>
            <text:p text:style-name="P7"><text:span text:style-name="T3">接口规范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在确定了通信结构和通信方式的情况下，就要设计一套简单的接口规范。</text:p>
              </text:list-item>
              <text:list-item>
                <text:p>前后端需要涉及的接口，要根据规范，并生成标准文档。通过标准进行开发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 presentation:user-transformed="true">
          <draw:text-box>
            <text:p>文档的格式和说明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接口文档可以用apidoc等其他npm扩展根据注释生成，注释一般以扩展要求的格式编写。也可以直接写。</text:p>
              </text:list-item>
              <text:list-item>
                <text:p>接口的文档一般包括以下几项：</text:p>
                <text:list>
                  <text:list-header>
                    <text:p><text:span text:style-name="T2">请求类型、</text:span><text:span text:style-name="T2">URL</text:span><text:span text:style-name="T2">、</text:span>参数、成功返回值、错误返回值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 presentation:user-transformed="true">
          <draw:text-box>
            <text:p text:style-name="P7"><text:span text:style-name="T3">API</text:span><text:span text:style-name="T3">设计示例</text:span></text:p>
          </draw:text-box>
        </draw:frame>
        <draw:frame presentation:style-name="pr5" draw:text-style-name="P9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因为每个项目所涉及的</text:span><text:span text:style-name="T4">API</text:span><text:span text:style-name="T4">会不同，这里仅给出通用的字段：</text:span></text:p>
                <text:p text:style-name="P8"><text:span text:style-name="T5">{</text:span></text:p>
                <text:p text:style-name="P8"><text:span text:style-name="T5"><text:s text:c="4"/></text:span><text:span text:style-name="T5">status : 0,</text:span></text:p>
                <text:p text:style-name="P8"><text:span text:style-name="T5"><text:s text:c="4"/></text:span><text:span text:style-name="T5">data : [DATA]</text:span></text:p>
                <text:p text:style-name="P8"><text:span text:style-name="T5">}</text:span></text:p>
              </text:list-item>
              <text:list-item>
                <text:p><text:span text:style-name="T5">data</text:span><text:span text:style-name="T5">是需要的数据，</text:span><text:span text:style-name="T5">status</text:span><text:span text:style-name="T5">描述了请求是否成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API设计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错误的返回值：</text:span></text:p>
                <text:list>
                  <text:list-header>
                    <text:p text:style-name="P10"><text:span text:style-name="T6">{</text:span></text:p>
                    <text:p text:style-name="P10"><text:span text:style-name="T6"><text:s text:c="4"/></text:span><text:span text:style-name="T6">status : 1002,</text:span></text:p>
                    <text:p text:style-name="P10"><text:span text:style-name="T6"><text:s text:c="4"/></text:span><text:span text:style-name="T6">errmsg:[ERRMSG]</text:span></text:p>
                    <text:p text:style-name="P10"><text:span text:style-name="T6">}</text:span></text:p>
                  </text:list-header>
                </text:list>
              </text:list-item>
              <text:list-item>
                <text:p><text:span text:style-name="T7">通常来说，错误的格式比较通用，只有在成功返回时，其数据会根据不同接口而确定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 presentation:user-transformed="true">
          <draw:text-box>
            <text:p>关于接口的状态码</text:p>
          </draw:text-box>
        </draw:frame>
        <draw:frame presentation:style-name="pr5" draw:text-style-name="P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6">一般接口的状态码并不和</text:span><text:span text:style-name="T6">HTTP</text:span><text:span text:style-name="T6">协议本身相关。</text:span></text:p>
              </text:list-item>
              <text:list-item>
                <text:p><text:span text:style-name="T6">HTTP</text:span><text:span text:style-name="T6">协议本身是针对请求的，而请求成功，但是在实际的业务操作中并不一定是成功的。</text:span></text:p>
              </text:list-item>
              <text:list-item>
                <text:p><text:span text:style-name="T6">另一个重要的因素是，每个系统都需要自己的一套逻辑使用接口来描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其他参考方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状态码不一定是数字才可以，还可以是简短的错误字符串，比如：ERRNOTFD、ERRSYS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28T23:09:10.722696533</dc:date>
    <meta:editing-duration>PT6H48M31S</meta:editing-duration>
    <meta:editing-cycles>129</meta:editing-cycles>
    <meta:generator>LibreOffice/6.0.7.3$Linux_X86_64 LibreOffice_project/00m0$Build-3</meta:generator>
    <meta:document-statistic meta:object-count="57"/>
  </office:meta>
</office:document-meta>
</file>